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d7d" officeooo:paragraph-rsid="00116d7d"/>
    </style:style>
    <style:style style:name="P2" style:family="paragraph" style:parent-style-name="Standard">
      <style:text-properties officeooo:rsid="00116d7d" officeooo:paragraph-rsid="001604e5"/>
    </style:style>
    <style:style style:name="P3" style:family="paragraph" style:parent-style-name="Standard">
      <style:text-properties officeooo:rsid="0013c1f4" officeooo:paragraph-rsid="0013c1f4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20d28"/>
    </style:style>
    <style:style style:name="T2" style:family="text">
      <style:text-properties officeooo:rsid="0014370a"/>
    </style:style>
    <style:style style:name="T3" style:family="text">
      <style:text-properties officeooo:rsid="001604e5"/>
    </style:style>
    <style:style style:name="T4" style:family="text">
      <style:text-properties officeooo:rsid="00169a8d"/>
    </style:style>
    <style:style style:name="T5" style:family="text">
      <style:text-properties officeooo:rsid="0019f6f8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ugas Pertemuan 2 - DDAP - Kelas B</text:h>
      <text:section text:style-name="Sect1" text:name="intro">
        <text:list xml:id="list3343682940" text:style-name="L1">
          <text:list-item>
            <text:p text:style-name="P6">Jelaskan konsep elemen desain (minimal 5 elemen). Berikan contoh dan jelaskan penggunaan masing-masing elemen desain pada website / mobile app (minimal 3 contoh per elemen desain)</text:p>
          </text:list-item>
          <text:list-item>
            <text:p text:style-name="P4">Jelaskan konsep prinsip desain (minimal 5 prinsip). Berikan contoh dan jelaskan penggunaan masing-masing prinsip desain pada website / mobile app (minimal 3 contoh per prinsip desain)</text:p>
          </text:list-item>
        </text:list>
        <text:p text:style-name="Text_20_body">Ketentuan:</text:p>
        <text:list xml:id="list1894409177" text:style-name="L2">
          <text:list-item>
            <text:p text:style-name="P5">Kalimat penjelasan dilarang copy-paste langsung dari internet. Parafrase dengan kalimat sendiri dan sertakan sumber. Contoh boleh diambil dari internet namun dengan menyertakan sumber.</text:p>
          </text:list-item>
        </text:list>
        <text:p text:style-name="Text_20_body">Waktu pengerjaan 2 minggu.</text:p>
        <text:p text:style-name="Text_20_body">Selamat mengerjakan,<text:line-break/>Riswan S. Sianturi</text:p>
      </text:section>
      <text:p text:style-name="P1">Jawab </text:p>
      <text:p text:style-name="P1">1. Element Desain meliputi : Line, Color, Shape, Value, Texture, Size, Space</text:p>
      <text:p text:style-name="P1"/>
      <text:p text:style-name="P1">- <text:s/><text:span text:style-name="T1">Line : line atau garis membantu dalam mengarahkan pengguna dalam melihat, sebagai pembatas, dan menekankan suatu kalimat atau objek. </text:span></text:p>
      <text:p text:style-name="P1"/>
      <text:p text:style-name="P1">- <text:span text:style-name="T2">Scale : memberi penekanan, drama, dan hierarki. Dalam mendesain kita menentukan hierarki atau hal yang mana yang menjadi object utama.</text:span></text:p>
      <text:p text:style-name="P1"/>
      <text:p text:style-name="P1">-<text:span text:style-name="T2">Color : Warna memberikan makna tertentu. </text:span></text:p>
      <text:p text:style-name="P1"/>
      <text:p text:style-name="P1">-<text:span text:style-name="T2">Texture : Memberikan kesan dalam pad adesain yang flat</text:span></text:p>
      <text:p text:style-name="P1"/>
      <text:p text:style-name="P1">-<text:span text:style-name="T2">Whitespace : ruang kosong dalam halaman we yang berguna untuk meningkatkan keterbacaan, Pemahaman konte, Mengarahkan user untuk melakukan aksi tertentu dan masih banyak lagi.</text:span></text:p>
      <text:p text:style-name="P1"/>
      <text:p text:style-name="P1">2. Prinsip Desain meliputi : Contrast, Allignment, Repetition, Proximity, Unity, balance, Variation, Hierarchy</text:p>
      <text:p text:style-name="P1"/>
      <text:p text:style-name="P1">- <text:span text:style-name="T3">Contrast : ada warna warna tertentu atau shape tertentu yang menyediakan contras</text:span></text:p>
      <text:p text:style-name="P2"/>
      <text:p text:style-name="P2">- <text:span text:style-name="T3">Alignment : Rata kana rata kiri</text:span></text:p>
      <text:p text:style-name="P1"/>
      <text:p text:style-name="P1">- <text:span text:style-name="T3">Repetition : Pengulanagan jadi ada elemen dalam suatu page mengulang di page lain memberikan arti bahwa masih satu tema</text:span></text:p>
      <text:p text:style-name="P1"/>
      <text:p text:style-name="P1">- <text:span text:style-name="T3">Proximity : Object yang lebih dekat memiliki hubungan yang lebih kuat, jadi kalo ada design yang berhubungan lebih baik lebih dekat</text:span></text:p>
      <text:p text:style-name="P1"/>
      <text:p text:style-name="P1">- <text:s/><text:span text:style-name="T3">Unity : Kesatuan, dapat dibangun dengan Proximity, Similarity,</text:span><text:span text:style-name="T5">W</text:span><text:span text:style-name="T3"> Continuty, Closure, Negative Space, Uniformity</text:span></text:p>
      <text:p text:style-name="P1"/>
      <text:p text:style-name="P1"><text:soft-page-break/>- <text:span text:style-name="T3">Balance : Keseimbangan bisa simetry dan asimetri</text:span></text:p>
      <text:p text:style-name="P1"/>
      <text:p text:style-name="P1">- <text:span text:style-name="T4">Kontras, emphasis dan domination</text:span></text:p>
      <text:p text:style-name="P1"/>
      <text:p text:style-name="P1">- <text:span text:style-name="T4">Konsistensi : ada icon atau design yang sama</text:span></text:p>
      <text:p text:style-name="P1"/>
      <text:p text:style-name="P3">Daftar Pustaka :</text:p>
      <text:p text:style-name="P3"><text:a xlink:type="simple" xlink:href="https://webdesign.tutsplus.com/articles/a-comprehensive-introduction-to-visual-design--cms-26224" text:style-name="Internet_20_link" text:visited-style-name="Visited_20_Internet_20_Link">https://webdesign.tutsplus.com/articles/a-comprehensive-introduction-to-visual-design--cms-26224</text:a></text:p>
      <text:p text:style-name="P3"><text:a xlink:type="simple" xlink:href="https://www.canva.com/learn/design-elements-principles/" text:style-name="Internet_20_link" text:visited-style-name="Visited_20_Internet_20_Link">https://www.canva.com/learn/design-elements-principles/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8:09:44.039931272</meta:creation-date>
    <dc:date>2022-02-23T23:05:54.996932304</dc:date>
    <meta:editing-duration>PT23M1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306" meta:character-count="2175" meta:non-whitespace-character-count="1894"/>
  </office:meta>
</office:document-meta>
</file>